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style:font-name-asian="Times New Roman1" style:font-name-complex="Times New Roman1"/>
    </style:style>
    <style:style style:name="T5" style:family="tex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_eng/images/3009.png" xlink:type="simple" xlink:show="embed" xlink:actuate="onLoad"/></draw:frame></text:p>
          </table:table-cell>
          <table:table-cell table:style-name="Table1.B1" office:value-type="string">
            <text:h text:style-name="P5" text:outline-level="1">Limiter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5cm" svg:height="1.431cm" draw:z-index="0"><draw:image xlink:href="../../odt_eng/images/3009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4">The unit </text:span><text:span text:style-name="T3">is </text:span><text:span text:style-name="T5">vectorized </text:span><text:span text:style-name="T3">and implements limitation of input value:</text:span></text:p>
            <text:p text:style-name="P4"><text:span text:style-name="T1"><draw:frame draw:style-name="fr3" draw:name="Объект1" text:anchor-type="as-char" svg:width="7.204cm" svg:height="2.33cm" draw:z-index="0"><draw:object xlink:href="./Object 1" xlink:type="simple" xlink:show="embed" xlink:actuate="onLoad"/><draw:image xlink:href="./ObjectReplacements/Object 1" xlink:type="simple" xlink:show="embed" xlink:actuate="onLoad"/><svg:title>formula</svg:title></draw:frame></text:span><text:span text:style-name="T1">,</text:span></text:p>
            <text:p text:style-name="Text_20_body"><text:span text:style-name="T3">where</text:span><text:span text:style-name="T2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title>formula</svg:title></draw:frame></text:span><text:span text:style-name="T3">is for vector element of input signals</text:span><text:span text:style-name="T2">; </text:span><text:span text:style-name="T2"><draw:frame draw:style-name="fr3" draw:name="Объект3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svg:title>formula</svg:title></draw:frame></text:span><text:span text:style-name="T3">is for vector element of output signals</text:span><text:span text:style-name="T2">;</text:span><text:span text:style-name="T2"><draw:frame draw:style-name="fr3" draw:name="Объект4" text:anchor-type="as-char" svg:width="1.969cm" svg:height="0.691cm" draw:z-index="0"><draw:object xlink:href="./Object 5" xlink:type="simple" xlink:show="embed" xlink:actuate="onLoad"/><draw:image xlink:href="./ObjectReplacements/Object 5" xlink:type="simple" xlink:show="embed" xlink:actuate="onLoad"/><svg:title>formula</svg:title></draw:frame></text:span><text:span text:style-name="T3">are for i-th vector elements of minimum and maximum unit values</text:span><text:span text:style-name="T2">.</text:span></text:p>
            <text:p text:style-name="Text_20_body"><text:span text:style-name="T5">Properties</text:span>:</text:p>
            <text:list xml:id="list3715798432081566638" text:style-name="L1">
              <text:list-item>
                <text:p text:style-name="P6"><text:span text:style-name="T7">Input minimum value</text:span> — <text:span text:style-name="T7">vector of values</text:span><draw:frame draw:style-name="fr3" draw:name="Объект5" text:anchor-type="as-char" svg:width="0.931cm" svg:height="0.617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text:span text:style-name="T7">limiting the input signal “at the bottom”</text:span>.</text:p>
              </text:list-item>
              <text:list-item>
                <text:p text:style-name="P6"><text:span text:style-name="T7">Input maximum value</text:span> — <text:span text:style-name="T7">vector of values</text:span><draw:frame draw:style-name="fr3" draw:name="Объект6" text:anchor-type="as-char" svg:width="0.988cm" svg:height="0.617cm" draw:z-index="0"><draw:object xlink:href="./Object 6" xlink:type="simple" xlink:show="embed" xlink:actuate="onLoad"/><draw:image xlink:href="./ObjectReplacements/Object 6" xlink:type="simple" xlink:show="embed" xlink:actuate="onLoad"/></draw:frame><text:span text:style-name="T7">limiting the input signal “at the top”</text:span>.</text:p>
              </text:list-item>
            </text:list>
            <text:p text:style-name="Text_20_body"><text:span text:style-name="T8">Note</text:span>:<text:span text:style-name="T6"> </text:span><text:span text:style-name="T9">by default the unit implements limitation for scalar input signal</text:span><text:span text:style-name="T6">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граничитель</dc:title>
    <dc:date>2012-03-05T21:12:59.19</dc:date>
    <meta:editing-cycles>63</meta:editing-cycles>
    <meta:editing-duration>PT2H34M23S</meta:editing-duration>
    <dc:creator>Александр </dc:creator>
    <meta:document-statistic meta:table-count="1" meta:image-count="2" meta:object-count="6" meta:page-count="1" meta:paragraph-count="12" meta:word-count="84" meta:character-count="49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sup>
                      <mi>u</mi>
                      <mi>i</mi>
                      <mi mathvariant="italic">min</mi>
                    </msubsup>
                    <mi>,</mi>
                    <mi/>
                    <mi mathvariant="italic">if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sup>
                        <mi>u</mi>
                        <mi>i</mi>
                        <mi mathvariant="italic">min</mi>
                      </msubsup>
                    </mrow>
                  </mrow>
                </mtd>
              </mtr>
              <mtr>
                <mtd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row>
                      <msubsup>
                        <mi>u</mi>
                        <mi>i</mi>
                        <mi mathvariant="italic">min</mi>
                      </msubsup>
                      <mo stretchy="false">&lt;</mo>
                      <msub>
                        <mi>u</mi>
                        <mi>i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sup>
                        <mi>u</mi>
                        <mi>i</mi>
                        <mi mathvariant="italic">max</mi>
                      </msubsup>
                    </mrow>
                  </mrow>
                </mtd>
              </mtr>
              <mtr>
                <mtd>
                  <mrow>
                    <msubsup>
                      <mi>u</mi>
                      <mi>i</mi>
                      <mi mathvariant="italic">max</mi>
                    </msubsup>
                    <mi>,</mi>
                    <mi/>
                    <mi mathvariant="italic">if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sup>
                        <mi>u</mi>
                        <mi>i</mi>
                        <mi mathvariant="italic">max</mi>
                      </msubsup>
                    </mrow>
                  </mrow>
                </mtd>
              </mtr>
            </mtable>
          </mrow>
        </mrow>
      </mrow>
    </mrow>
    <annotation encoding="StarMath 5.0">y_i(t) = left lbrace stack{
alignl u_i^min, ~ if ~ u_i(t) &lt; u_i^min #
alignl u_i(t), ~ if ~ u_i^min &lt; u_i(t) &lt; u_i^max #
alignl u_i^max, ~ if ~ u_i(t) &gt; u_i^max}  right none
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sup>
        <mi>u</mi>
        <mi mathvariant="italic">min</mi>
      </msup>
    </mrow>
    <annotation encoding="StarMath 5.0">u^min</annotation>
  </semantics>
</math>
</file>

<file path=Object 5/content.xml><?xml version="1.0" encoding="utf-8"?>
<math xmlns="http://www.w3.org/1998/Math/MathML">
  <semantics>
    <mrow>
      <msubsup>
        <mi>u</mi>
        <mi>i</mi>
        <mi mathvariant="italic">min</mi>
      </msubsup>
      <mi>,</mi>
      <msubsup>
        <mi>u</mi>
        <mi>i</mi>
        <mi mathvariant="italic">max</mi>
      </msubsup>
    </mrow>
    <annotation encoding="StarMath 5.0">u_i^min,u_i^max</annotation>
  </semantics>
</math>
</file>

<file path=Object 6/content.xml><?xml version="1.0" encoding="utf-8"?>
<math xmlns="http://www.w3.org/1998/Math/MathML">
  <semantics>
    <mrow>
      <msup>
        <mi>u</mi>
        <mi mathvariant="italic">max</mi>
      </msup>
    </mrow>
    <annotation encoding="StarMath 5.0">u^max</annotation>
  </semantics>
</math>
</file>